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5.45cm"/>
    </style:style>
    <style:style style:name="co4" style:family="table-column">
      <style:table-column-properties fo:break-before="auto" style:column-width="15.238cm"/>
    </style:style>
    <style:style style:name="co5" style:family="table-column">
      <style:table-column-properties fo:break-before="auto" style:column-width="7.3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ção</text:p>
          </table:table-cell>
          <table:table-cell office:value-type="string" calcext:value-type="string">
            <text:p>resposta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sposta correta?</text:p>
          </table:table-cell>
          <table:table-cell office:value-type="string" calcext:value-type="string">
            <text:p>MR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péis Complementar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péis Complementares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QL" table:style-name="ta1">
        <table:table-column table:style-name="co1" table:default-cell-style-name="Default"/>
        <table:table-row table:style-name="ro1">
          <table:table-cell office:value-type="string" calcext:value-type="string">
            <text:p>SELECT a.answer, a.id_goal, m.description, r.id, count(*)</text:p>
          </table:table-cell>
        </table:table-row>
        <table:table-row table:style-name="ro1">
          <table:table-cell office:value-type="string" calcext:value-type="string">
            <text:p>FROM action a left join mer m on m.id = a.id_mer</text:p>
          </table:table-cell>
        </table:table-row>
        <table:table-row table:style-name="ro1">
          <table:table-cell office:value-type="string" calcext:value-type="string">
            <text:p>left join remediation r on a.id_remediation = r.id</text:p>
          </table:table-cell>
        </table:table-row>
        <table:table-row table:style-name="ro1">
          <table:table-cell office:value-type="string" calcext:value-type="string">
            <text:p>where a.id_student &gt; 1</text:p>
          </table:table-cell>
        </table:table-row>
        <table:table-row table:style-name="ro1">
          <table:table-cell office:value-type="string" calcext:value-type="string">
            <text:p>group by a.id_goal, a.answer, m.description</text:p>
          </table:table-cell>
        </table:table-row>
      </table:table>
      <table:table table:name="Interaçõ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teração</text:p>
          </table:table-cell>
          <table:table-cell office:value-type="string" calcext:value-type="string">
            <text:p>Resposta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sposta correta?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Função MRE</text:p>
          </table:table-cell>
          <table:table-cell office:value-type="string" calcext:value-type="string">
            <text:p>Execuçõ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em branc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1</text:p>
          </table:table-cell>
          <table:table-cell office:value-type="string" calcext:value-type="string">
            <text:p>Papéis Complementares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2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2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em branc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1</text:p>
          </table:table-cell>
          <table:table-cell office:value-type="string" calcext:value-type="string">
            <text:p>Papéis Complementares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2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2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2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4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4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3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3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(em branco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3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(em branco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5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5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</table:table>
      <table:table table:name="SQL rul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--SELECT * FROM action where id &gt; 780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delete from action where id &gt; 7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delete from rule_action where id_action &gt; 78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select * from action where id &gt; 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delete from action where id &gt; 99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delete from rule_action where id_action &gt;990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select * from action where id &gt; 123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delete from action where id &gt; 123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delete from rule_action where id_action &gt;1230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select * from action where id &gt; 150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delete from action where id &gt; 150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delete from rule_action where id_action &gt;1500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select * from remediation where id_goal =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update remediation set active = 0 where id_goal =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update remediation set active = 1 where id = 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SELECT b.id, count(a.id) as success FROM mer b left join action a on a.id_mer = b.id 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-- where a.correct = 1 --and a.id_student = 1</text:p>
          </table:table-cell>
        </table:table-row>
        <table:table-row table:style-name="ro1">
          <table:table-cell office:value-type="string" calcext:value-type="string">
            <text:p><text:s text:c="41"/>-- where a.id &lt; 78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<text:s/>--group by b.id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--order by success </text:p>
          </table:table-cell>
        </table:table-row>
        <table:table-row table:style-name="ro1">
          <table:table-cell office:value-type="string" calcext:value-type="string">
            <text:p>/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 a.answer, a.id_goal, m.description, r.id, count(*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action a left join mer m on m.id = a.id_m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 join remediation r on a.id_remediation = r.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re a.id_student &gt; 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p by a.id_goal, a.answer, m.descri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/</text:p>
          </table:table-cell>
          <table:table-cell table:number-columns-repeated="5"/>
        </table:table-row>
      </table:table>
      <table:table table:name="Rules_action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e da Regra</text:p>
          </table:table-cell>
          <table:table-cell office:value-type="string" calcext:value-type="string">
            <text:p>Vezes que foi acionada (nas 30 execuções)</text:p>
          </table:table-cell>
        </table:table-row>
        <table:table-row table:style-name="ro1">
          <table:table-cell office:value-type="string" calcext:value-type="string">
            <text:p>funcaoMRE_1_CAMINHO_1_META_1_COMPONENTE_txt1_REMEDIACAO_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1_CAMINHO_1_META_2_COMPONENTE_txt2_REMEDIACAO_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2_CAMINHO_1_META_1_COMPONENTE_txt1_REMEDIACAO_4_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uncaoMRE_2_CAMINHO_1_META_2_COMPONENTE_txt2_REMEDIACAO_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2_CAMINHO_1_META_3_COMPONENTE_txt5_REMEDIACAO_3_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uncaoMRE_2_CAMINHO_1_META_6_COMPONENTE_txt7_REMEDIACAO_13_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uncaoMRE_3_CAMINHO_1_META_1_COMPONENTE_txt1_REMEDIACAO_1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2_COMPONENTE_txt2_REMEDIACAO_1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3_COMPONENTE_txt5_REMEDIACAO_1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4_COMPONENTE_txt3_REMEDIACAO_1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4_COMPONENTE_txt3_REMEDIACAO_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5_COMPONENTE_txt8_REMEDIACAO_10_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uncaoMRE_3_CAMINHO_1_META_5_COMPONENTE_txt8_REMEDIACAO_1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5_COMPONENTE_txt8_REMEDIACAO_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6_COMPONENTE_txt7_REMEDIACAO_20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graMRE_1_REMEDIACAO_1_criterion_1_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graMRE_2_REMEDIACAO_3_criterion_1_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graMRE_3_REMEDIACAO_10_criterion_1_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egraMRE_4_REMEDIACAO_8_criterion_1_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graMRE_5_REMEDIACAO_13_criterion_1_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graMRE_6_REMEDIACAO_15_criterion_1_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respostaCorreta_CAMINHO_1_META_1_COMPONENTE_txt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Correta_CAMINHO_1_META_2_COMPONENTE_txt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Correta_CAMINHO_1_META_3_COMPONENTE_txt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Correta_CAMINHO_1_META_4_COMPONENTE_txt3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Correta_CAMINHO_1_META_5_COMPONENTE_txt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Correta_CAMINHO_1_META_6_COMPONENTE_txt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1_COMPONENTE_txt1_REMEDIACAO_1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1_COMPONENTE_txt1_REMEDIACAO_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1_COMPONENTE_txt1_REMEDIACAO_4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1_COMPONENTE_txt1_REMEDIACAO_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2_COMPONENTE_txt2_REMEDIACAO_1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2_COMPONENTE_txt2_REMEDIACAO_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2_COMPONENTE_txt2_REMEDIACAO_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3_COMPONENTE_txt5_REMEDIACAO_1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3_COMPONENTE_txt5_REMEDIACAO_3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3_COMPONENTE_txt5_REMEDIACAO_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4_COMPONENTE_txt3_REMEDIACAO_1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4_COMPONENTE_txt3_REMEDIACAO_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5_COMPONENTE_txt8_REMEDIACAO_10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5_COMPONENTE_txt8_REMEDIACAO_1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5_COMPONENTE_txt8_REMEDIACAO_1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5_COMPONENTE_txt8_REMEDIACAO_1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5_COMPONENTE_txt8_REMEDIACAO_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6_COMPONENTE_txt7_REMEDIACAO_13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6_COMPONENTE_txt7_REMEDIACAO_14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6_COMPONENTE_txt7_REMEDIACAO_20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1_CAMINHO_1_META_1_COMPONENTE_txt1_REMEDIACAO_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1_CAMINHO_1_META_2_COMPONENTE_txt2_REMEDIACAO_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1_CAMINHO_1_META_1_COMPONENTE_txt1_REMEDIACAO_4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1_CAMINHO_1_META_1_COMPONENTE_txt1_REMEDIACAO_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1_CAMINHO_1_META_2_COMPONENTE_txt2_REMEDIACAO_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1_CAMINHO_1_META_3_COMPONENTE_txt5_REMEDIACAO_3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1_CAMINHO_1_META_3_COMPONENTE_txt5_REMEDIACAO_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2_CAMINHO_1_META_5_COMPONENTE_txt8_REMEDIACAO_10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2_CAMINHO_1_META_5_COMPONENTE_txt8_REMEDIACAO_1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2_CAMINHO_1_META_5_COMPONENTE_txt8_REMEDIACAO_1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3_CAMINHO_1_META_4_COMPONENTE_txt3_REMEDIACAO_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3_CAMINHO_1_META_5_COMPONENTE_txt8_REMEDIACAO_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3_CAMINHO_1_META_6_COMPONENTE_txt7_REMEDIACAO_13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3_CAMINHO_1_META_6_COMPONENTE_txt7_REMEDIACAO_14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1_COMPONENTE_txt1_REMEDIACAO_1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2_COMPONENTE_txt2_REMEDIACAO_1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3_COMPONENTE_txt5_REMEDIACAO_1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4_COMPONENTE_txt3_REMEDIACAO_1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5_COMPONENTE_txt8_REMEDIACAO_1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6_COMPONENTE_txt7_REMEDIACAO_20_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0000-00-00T00:00:01.4993311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21:15:21.872000000</meta:creation-date>
    <dc:date>2015-09-10T13:53:42.696000000</dc:date>
    <meta:editing-duration>P1DT44M52S</meta:editing-duration>
    <meta:editing-cycles>11</meta:editing-cycles>
    <meta:generator>LibreOffice/4.1.0.4$Windows_x86 LibreOffice_project/89ea49ddacd9aa532507cbf852f2bb22b1ace28</meta:generator>
    <meta:document-statistic meta:table-count="5" meta:cell-count="454" meta:object-count="0"/>
  </office:meta>
</office:document-meta>
</file>